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23.529cm"/>
    </style:style>
    <style:style style:name="co5" style:family="table-column">
      <style:table-column-properties fo:break-before="auto" style:column-width="14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underline-style="none" style:text-underline-color="font-color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Times New Roman" fo:font-weight="normal" style:text-underline-style="none" style:text-underline-color="font-color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Times New Roman" style:font-style-complex="normal" style:font-style-asian="normal" style:font-weight-complex="normal" style:font-weight-asian="normal" style:font-size-complex="11pt" style:font-size-asian="11pt" style:font-name-complex="Times New Roman" style:text-position="0%" fo:text-shadow="none" style:text-outline="false" fo:font-style="normal" style:text-underline-style="none" style:text-underline-color="font-color" fo:font-weight="normal"/>
    </style:style>
    <style:style style:name="T4" style:family="text">
      <style:text-properties style:font-name="Times New Roman" style:font-style-complex="normal" style:font-style-asian="normal" style:font-weight-complex="normal" style:font-weight-asian="normal" style:font-name-complex="Times New Roman" style:text-position="0%" fo:text-shadow="none" style:text-outline="false" fo:font-style="normal" style:text-underline-style="none" style:text-underline-color="font-color" fo:font-weight="normal" style:font-size-asian="12pt" style:font-size-complex="12pt"/>
    </style:style>
  </office:automatic-styles>
  <office:body>
    <office:spreadsheet>
      <table:table table:name="grupo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descri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Empregado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Avulso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Agente Público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Cessão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Contribuinte Individual</text:span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Estudantes</text:span>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ab" table:style-name="ta1">
        <table:table-column table:style-name="co3" table:number-columns-repeated="2" table:default-cell-style-name="ce5"/>
        <table:table-column table:style-name="co1" table:default-cell-style-name="ce1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grupo_id</text:p>
          </table:table-cell>
          <table:table-cell table:style-name="ce6" office:value-type="string" calcext:value-type="string">
            <text:p>codigo</text:p>
          </table:table-cell>
          <table:table-cell table:style-name="ce6" office:value-type="string" calcext:value-type="string">
            <text:p>descrica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2">Empregado  –  Geral, inclusive  o  empregado  público da  administração direta  ou indireta contratado pela CLT.</text:span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2" calcext:value-type="float">
            <text:p>102</text:p>
          </table:table-cell>
          <table:table-cell table:style-name="ce8" office:value-type="string" calcext:value-type="string">
            <text:p><text:span text:style-name="T2">Empregado – Trabalhador Rural por Pequeno Prazo da Lei 11.718/2008</text:span>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3" calcext:value-type="float">
            <text:p>103</text:p>
          </table:table-cell>
          <table:table-cell table:style-name="ce8" office:value-type="string" calcext:value-type="string">
            <text:p><text:span text:style-name="T2">Empregado – Aprendiz</text:span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8" office:value-type="string" calcext:value-type="string">
            <text:p><text:span text:style-name="T2">Empregado – Doméstico</text:span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string" calcext:value-type="string">
            <text:p><text:span text:style-name="T3">Empregado – </text:span><text:span text:style-name="T4">contrato a termo firmado nos termos da Lei 9601/98</text:span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8" office:value-type="string" calcext:value-type="string">
            <text:p><text:span text:style-name="T2">Empregado – contrato por prazo determinado nos termos da Lei 6019/74</text:span>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2">Trabalhador Avulso Portuário</text:span>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2">Trabalhador Avulso Não Portuário</text:span>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1" calcext:value-type="float">
            <text:p>301</text:p>
          </table:table-cell>
          <table:table-cell table:style-name="ce8" office:value-type="string" calcext:value-type="string">
            <text:p><text:span text:style-name="T2">Servidor Público Titular de Cargo Efetivo</text:span>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2">Servidor Público Ocupante de Cargo exclusivo em comissão</text:span>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3" calcext:value-type="float">
            <text:p>303</text:p>
          </table:table-cell>
          <table:table-cell table:style-name="ce8" office:value-type="string" calcext:value-type="string">
            <text:p><text:span text:style-name="T2">Agente Político</text:span>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5" calcext:value-type="float">
            <text:p>305</text:p>
          </table:table-cell>
          <table:table-cell table:style-name="ce8" office:value-type="string" calcext:value-type="string">
            <text:p><text:span text:style-name="T2">Servidor  Público  indicado   para   conselho  ou   órgão   representativo,   na  condição  de representante do governo, órgão ou entidade da administração pública.</text:span>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6" calcext:value-type="float">
            <text:p>306</text:p>
          </table:table-cell>
          <table:table-cell table:style-name="ce8" office:value-type="string" calcext:value-type="string">
            <text:p><text:span text:style-name="T2">Servidor  Público  Temporário,  sujeito  a  regime  administrativo  especial  definido  em  lei própria</text:span>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9" calcext:value-type="float">
            <text:p>309</text:p>
          </table:table-cell>
          <table:table-cell table:style-name="ce8" office:value-type="string" calcext:value-type="string">
            <text:p><text:span text:style-name="T2">Agente Público - Outros</text:span>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2">Dirigente Sindical – informação prestada pelo Sindicato</text:span>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2">Trabalhador cedido – informação prestada pelo Cessionário</text:span>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01" calcext:value-type="float">
            <text:p>701</text:p>
          </table:table-cell>
          <table:table-cell table:style-name="ce8" office:value-type="string" calcext:value-type="string">
            <text:p><text:span text:style-name="T2">Contribuinte individual – Autônomo em geral, exceto se enquadrado em uma das demais categorias de contribuinte individual</text:span>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11" calcext:value-type="float">
            <text:p>711</text:p>
          </table:table-cell>
          <table:table-cell table:style-name="ce8" office:value-type="string" calcext:value-type="string">
            <text:p><text:span text:style-name="T2">Contribuinte individual – Transportador autônomo</text:span>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21" calcext:value-type="float">
            <text:p>721</text:p>
          </table:table-cell>
          <table:table-cell table:style-name="ce8" office:value-type="string" calcext:value-type="string">
            <text:p><text:span text:style-name="T2">Contribuinte individual – Diretor não empregado, com FGTS</text:span>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22" calcext:value-type="float">
            <text:p>722</text:p>
          </table:table-cell>
          <table:table-cell table:style-name="ce8" office:value-type="string" calcext:value-type="string">
            <text:p><text:span text:style-name="T2">Contribuinte individual – Diretor não empregado, sem FGTS</text:span>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23" calcext:value-type="float">
            <text:p>723</text:p>
          </table:table-cell>
          <table:table-cell table:style-name="ce8" office:value-type="string" calcext:value-type="string">
            <text:p><text:span text:style-name="T2">Contribuinte individual – empresários, sócios e membro de conselho de administração ou fiscal</text:span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31" calcext:value-type="float">
            <text:p>731</text:p>
          </table:table-cell>
          <table:table-cell table:style-name="ce8" office:value-type="string" calcext:value-type="string">
            <text:p><text:span text:style-name="T2">Contribuinte individual – Cooperado que presta serviços por intermédio de Cooperativa de Trabalho</text:span>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34" calcext:value-type="float">
            <text:p>734</text:p>
          </table:table-cell>
          <table:table-cell table:style-name="ce8" office:value-type="string" calcext:value-type="string">
            <text:p><text:span text:style-name="T2">Contribuinte individual – Transportador Cooperado que presta serviços por intermédio de cooperativa de trabalho</text:span>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38" calcext:value-type="float">
            <text:p>738</text:p>
          </table:table-cell>
          <table:table-cell table:style-name="ce8" office:value-type="string" calcext:value-type="string">
            <text:p><text:span text:style-name="T2">Contribuinte individual – Cooperado filiado a Cooperativa de Produção</text:span>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41" calcext:value-type="float">
            <text:p>741</text:p>
          </table:table-cell>
          <table:table-cell table:style-name="ce8" office:value-type="string" calcext:value-type="string">
            <text:p><text:span text:style-name="T2">Contribuinte individual – Micro Empreendedor Individual, quando contratado por PJ</text:span>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51" calcext:value-type="float">
            <text:p>751</text:p>
          </table:table-cell>
          <table:table-cell table:style-name="ce8" office:value-type="string" calcext:value-type="string">
            <text:p><text:span text:style-name="T2">Contribuinte   individual   –   aposentado   de   qualquer   regime   previdenciário,   nomeado magistrado classista temporário da Justiça do Trabalho ou nomeado da Justiça Eleitoral.</text:span>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61" calcext:value-type="float">
            <text:p>761</text:p>
          </table:table-cell>
          <table:table-cell table:style-name="ce8" office:value-type="string" calcext:value-type="string">
            <text:p><text:span text:style-name="T2">Contribuinte  individual  – Associado  eleito  para  direção  de  Cooperativa,  associação  ou entidade   de   classe   de   qualquer   natureza   ou   finalidade,   bem   como   o   síndico   ou administrador  eleito  para  exercer  atividade  de  direção  condominial,  desde  que recebam remuneração.</text:span>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71" calcext:value-type="float">
            <text:p>771</text:p>
          </table:table-cell>
          <table:table-cell table:style-name="ce8" office:value-type="string" calcext:value-type="string">
            <text:p><text:span text:style-name="T2">Contribuinte individual – Membro de conselho tutelar, nos termos da Lei nº 8.069, de 13 de julho de 1990.</text:span>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81" calcext:value-type="float">
            <text:p>781</text:p>
          </table:table-cell>
          <table:table-cell table:style-name="ce8" office:value-type="string" calcext:value-type="string">
            <text:p><text:span text:style-name="T2">Ministro  de  confissão  religiosa  ou  membro  de  vida  consagrada,  de  congregação  ou  de ordem religiosa</text:span>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01" calcext:value-type="float">
            <text:p>901</text:p>
          </table:table-cell>
          <table:table-cell table:style-name="ce8" office:value-type="string" calcext:value-type="string">
            <text:p><text:span text:style-name="T2">Estagiário</text:span>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02" calcext:value-type="float">
            <text:p>902</text:p>
          </table:table-cell>
          <table:table-cell table:style-name="ce8" office:value-type="string" calcext:value-type="string">
            <text:p><text:span text:style-name="T2">Médico Residente</text:span>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o" table:style-name="ta1">
        <table:table-column table:style-name="co1" table:default-cell-style-name="ce11"/>
        <table:table-column table:style-name="co5" table:default-cell-style-name="ce11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escri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Não exposto a agente nocivo na atividade atual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Exposição a agente nocivo – aposentadoria especial aos 15 anos de trabalho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Exposição a agente nocivo – aposentadoria especial aos 20 anos de trabalho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Exposição a agente nocivo – aposentadoria especial aos 25 anos de trabalh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0" number:min-integer-digits="4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0" number:min-integer-digits="3"/>
    </number:number-style>
    <number:date-style style:name="N113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2"/>
    </number:number-style>
    <number:number-style style:name="N115">
      <number:number number:decimal-places="1" number:min-integer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6-07-29T16:13:36.214566124</meta:creation-date>
    <dc:date>2016-07-29T16:43:41.214622244</dc:date>
    <dc:creator>administrador </dc:creator>
    <meta:editing-duration>PT27M31S</meta:editing-duration>
    <meta:editing-cycles>4</meta:editing-cycles>
    <meta:generator>LibreOffice/4.2.8.2$Linux_X86_64 LibreOffice_project/420m0$Build-2</meta:generator>
    <meta:document-statistic meta:table-count="3" meta:cell-count="152" meta:object-count="0"/>
  </office:meta>
</office:document-meta>
</file>